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posición para Proyecto de Fin de Curso de Alejandro Núñez Pérez, alumno del ciclo de FP superior DAM en el centro I.E.S. Saladillo</text:span></text:p>
      <text:p text:style-name="P1"><text:span text:style-name="T2">Propongo una aplicación basada en un servidor, con posibilidad de múltiples clientes, basada en el framework<text:s/></text:span><text:span text:style-name="T3">Django</text:span><text:span text:style-name="T4">, en el lenguaje de programación<text:s/></text:span><text:span text:style-name="T5">Python</text:span><text:span text:style-name="T6">.</text:span></text:p>
      <text:p text:style-name="P1"><text:span text:style-name="T6">La aplicación consistiría en un tipo de red (véase de ejemplo,<text:s/></text:span><text:span text:style-name="T7">Twitter</text:span><text:span text:style-name="T8">) que trabajará con<text:s/></text:span><text:span text:style-name="T9">Tareas</text:span><text:span text:style-name="T10">, con datos como<text:s/></text:span><text:span text:style-name="T11">Título<text:s/></text:span><text:span text:style-name="T12">(o<text:s/></text:span><text:span text:style-name="T13">Mensaje</text:span><text:span text:style-name="T14">) y<text:s/></text:span><text:span text:style-name="T15">Contenido<text:s/></text:span><text:span text:style-name="T16">(o<text:s/></text:span><text:span text:style-name="T17">Descripción</text:span><text:span text:style-name="T18">), así como con la<text:s/></text:span><text:span text:style-name="T19">Fecha de Publicación</text:span><text:span text:style-name="T20"><text:s/>y posibilidad a añadir una fecha límite y marcar si está terminada o no.</text:span></text:p>
      <text:p text:style-name="P2"><text:span text:style-name="T20">Como red, estará basada en un servidor centralizado, que proporcionará a<text:s/></text:span><text:span text:style-name="T21">Usuarios</text:span><text:span text:style-name="T22"><text:s/>registrados mecanismos para crear nuevas<text:s/></text:span><text:span text:style-name="T23">Tareas<text:s/></text:span><text:span text:style-name="T24">e interactuar con estas, añadir a otros<text:s/></text:span><text:span text:style-name="T25">Usuarios<text:s/></text:span><text:span text:style-name="T26">como contactos y/o formar<text:s/></text:span><text:span text:style-name="T27">Grupos<text:s/></text:span><text:span text:style-name="T28">con estos, en los que se podrían publicar<text:s/></text:span><text:span text:style-name="T29">Tareas</text:span><text:span text:style-name="T30">. Esto, como efecto, permitiría el uso de la aplicación para un uso de ámbito empresarial, personal o entre amistades.</text:span></text:p>
      <text:p text:style-name="P3"><text:span text:style-name="T30">Los modelos (objetos) con los que trataría el proyecto serían:</text:span></text:p>
      <text:list text:style-name="L4">
        <text:list-item>
          <text:p text:style-name="P4"><text:span text:style-name="T31">Usuario</text:span><text:span text:style-name="T32">, que representa los datos del usuario que interactua con la aplicación. Se compondría de una parte del framework de Django (django.contrib.auth), y de datos personalizados, como<text:s/></text:span><text:span text:style-name="T33">Amigos</text:span><text:span text:style-name="T34">.</text:span></text:p>
        </text:list-item>
        <text:list-item>
          <text:p text:style-name="P4"><text:span text:style-name="T35">Tarea</text:span><text:span text:style-name="T36">, que representa la unidad básica con la que trataría el programa. Consistiría de datos como<text:s/></text:span><text:span text:style-name="T37">Título</text:span><text:span text:style-name="T38">,<text:s/></text:span><text:span text:style-name="T39">Descripción</text:span><text:span text:style-name="T40">,<text:s/></text:span><text:span text:style-name="T41">Fecha de Publicación</text:span><text:span text:style-name="T42">, y si está o no terminada.</text:span></text:p>
        </text:list-item>
        <text:list-item>
          <text:p text:style-name="P4"><text:span text:style-name="T43">Grupo</text:span><text:span text:style-name="T44">, que representaría la unidad compleja con la que trataría la aplicación. Básicamente, se comprendería de campos como<text:s/></text:span><text:span text:style-name="T45">Nombre</text:span><text:span text:style-name="T46">,<text:s/></text:span><text:span text:style-name="T47">Integrantes</text:span><text:span text:style-name="T48">,<text:s/></text:span><text:span text:style-name="T49">Tareas</text:span><text:span text:style-name="T50">, estos dos últimos como valores agregados (de referencia).</text:span></text:p>
        </text:list-item>
      </text:list>
      <text:p text:style-name="P5"><text:span text:style-name="T50">Con la posible ampliación de:</text:span></text:p>
      <text:list text:style-name="L6">
        <text:list-item>
          <text:p text:style-name="P6"><text:span text:style-name="T51">Perfil de Usuario</text:span><text:span text:style-name="T52">, con posibilidad a personalizar valores como mensaje de<text:s/></text:span><text:span text:style-name="T53">Bienvenida</text:span><text:span text:style-name="T54">, entre otros.</text:span></text:p>
        </text:list-item>
        <text:list-item>
          <text:p text:style-name="P6"><text:span text:style-name="T54">Otros modelos (abierto a sugerencia, dentro de lo posible y justo).</text:span></text:p>
        </text:list-item>
      </text:list>
      <text:p text:style-name="P7"><text:span text:style-name="T55">Alumno:<text:s/></text:span><text:span text:style-name="T56">Alejandro Núñez Pérez</text:span></text:p>
      <text:p text:style-name="P7"><text:span text:style-name="T57">Tutor del Proyecto:<text:s/></text:span><text:span text:style-name="T58">Miguel Ángel Ronda</text:span></text:p>
      <text:p text:style-name="P7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